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251af4" officeooo:paragraph-rsid="002d7035"/>
    </style:style>
    <style:style style:name="P2" style:family="paragraph" style:parent-style-name="Standard">
      <style:paragraph-properties fo:text-align="start" style:justify-single-word="false"/>
      <style:text-properties officeooo:paragraph-rsid="002d7035"/>
    </style:style>
    <style:style style:name="P3" style:family="paragraph" style:parent-style-name="Standard" style:master-page-name="Standard">
      <style:paragraph-properties fo:text-align="start" style:justify-single-word="false" style:page-number="auto"/>
      <style:text-properties officeooo:paragraph-rsid="002d7035"/>
    </style:style>
    <style:style style:name="P4" style:family="paragraph" style:parent-style-name="Standard">
      <style:paragraph-properties fo:text-align="start" style:justify-single-word="false"/>
      <style:text-properties officeooo:paragraph-rsid="002f7fe2"/>
    </style:style>
    <style:style style:name="P5" style:family="paragraph" style:parent-style-name="Standard">
      <style:paragraph-properties fo:text-align="start" style:justify-single-word="false"/>
      <style:text-properties officeooo:paragraph-rsid="002d7035"/>
    </style:style>
    <style:style style:name="T1" style:family="text">
      <style:text-properties officeooo:rsid="002de268"/>
    </style:style>
    <style:style style:name="T2" style:family="text">
      <style:text-properties officeooo:rsid="002f2c38"/>
    </style:style>
    <style:style style:name="T3" style:family="text">
      <style:text-properties officeooo:rsid="002f7fe2"/>
    </style:style>
    <style:style style:name="T4" style:family="text">
      <style:text-properties officeooo:rsid="0030c3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omatische Steuerung der Verfolgungsraketen</text:p>
      <text:p text:style-name="P2"/>
      <text:p text:style-name="P4">Verfolgungsraketen mit automatischer Steuerung dürfen bei einem Weltraumshooter nicht fehlen. Da diese Raketen keine Tragflächen und nur einen Antrieb haben, basiert die Steuerung auf der Regulation des Drehmomentes. Die Stärke des Drehmomentes limitiert die Wendigkeit: Zum Abbremsen ist eine 180° Drehung nötig. <text:span text:style-name="T4">Wichtiges</text:span> Messwerkzeug für die automatische Steuerung sind die drei Reaktionsräder im Schwerpunkt der Rakete. Diese funktionieren wie ein Gyroskop. Gleichzeitig dienen die Reaktionsräder dazu, auf einer beliebigen Achse ein Drehmoment auszuüben. Schnittstelle zwischen Raketensteuerung und Reaktionsrädern ist das SAS-Modul, welches die gewünschte Ausrichtung des Beschleunigungsvektors in Befehle für die Reaktionsräder übersetzt. Um die Raketen wendiger zu machen, kann über den Antrieb eine Schubvektorsteuerung von bis zu 40° eingesetzt werden. Diesem Antrieb steht eine feste Schubkraft zur Beschleunigung der Rakete zur Verfügung. Der Treibstoffverbrauch der Verfolgungsraketen ist in dieser Version des Spieles noch nicht implementiert.</text:p>
      <text:p text:style-name="P2"/>
      <text:p text:style-name="P2">Zur Implementierung der automatischen Steuerung gibt es verschiedene Möglichkeiten, die Ausrichtun<text:span text:style-name="T1">g</text:span> des Beschleunigungsvektors zu bestimmen. Die einfachste Möglichkeit (Methode A) ist, die Rakete immer in Richtung Ziel (Abb. <text:span text:style-name="T1">1</text:span> schwarzer Pfeil) zu beschleunigen. Ohne Luftwiderstand führt dies jedoch schon bei statischen Zielen zu Problemen und wird den Mittelpunkt eines Zieles verfehlen, wenn der Geschwindigkeitsvektor ( Abb. <text:span text:style-name="T1">1</text:span> gelber Pfeil) nicht genau auf das Ziel zeigt. Eine einfache Erklärung dafür ist, dass eine andauernde Beschleunigung zum Ziel sich wie Gravitation bei konstantem Abstand verhält. Die Rakete beschleunigt zum Ziel (Abb. <text:span text:style-name="T1">1</text:span> grüner Pfeil), wobei sich die Beschleunigung mit der bestehenden Geschwindigkeit addiert (Abb. <text:span text:style-name="T1">1</text:span> blauer Pfeil). Dabei wird der Geschwindigkeitsvektor in Richtung Ziel abgelenkt. Gleichzeitig jedoch verschiebt sich die Position der Rakete relativ zum Ziel (Abb. <text:span text:style-name="T1">1</text:span> Spitze des linken blauen Pfeiles). Resultat ist, dass der Geschwindigkeitsvektor sich vom Mittelpunkt des Zieles entfernt. Somit umkreist die Rakete das Ziel, statt es zu treffen. Dies ist in Abbildung <text:span text:style-name="T1">1</text:span> visualisiert.</text:p>
      <text:p text:style-name="P2"/>
      <text:p text:style-name="P2">Das Problem ist also, dass die Rakete ihr Ziel verfehlt, weil sie die eigene Geschwindigkeit ignoriert. Eine einfache Massnahme kann die Steuerung der Rakete verbessern (Methode B): Die Steuerung berechnet den Beschleunigungsvektor (grün) durch Spiegelung des Geschwindigkeitsvektors (gelb) am Zielvektor (schwarz). Dies erzeugt eine stärkere Kurskorrektur<text:span text:style-name="T3">(Abb. 2, grün)</text:span>, welche die Trefferwahrscheinlichkeit erhöht und die Umkreisung eines statischen Ziels verhindert. </text:p>
      <text:p text:style-name="P2"/>
      <text:p text:style-name="P2">Die beiden oben beschriebenen Methoden A und B zur Steuerung wurden im Modell am Computer simuliert (Abb. <text:span text:style-name="T3">3</text:span>). Dies ist in Abbildung <text:span text:style-name="T3">3</text:span> an einem Fallbeispiel mit einer Ausgangsgeschwindigkeit der Rakete von 15 m/s nach links und einem statischen Ziel illustriert. Die gelbe Linie simuliert die Raketenbeschleunigung in Richtung Ziel (Methode A). Resultat ist, dass die Rakete um das Ziel kreist. Die blaue Linie zeigt die optimierte Ausrichtung des Beschleun<text:span text:style-name="T1">i</text:span>g<text:span text:style-name="T1">ung</text:span>svektors durch Spiegelung am Zielvektor (Methode B). In diesem Fall trifft die Rakete das Ziel. </text:p>
      <text:p text:style-name="P2"/>
      <text:p text:style-name="P2">Die Simulation der optimierten Steuerung nach Methode B bei noch höherer Ausgangsgeschwindigkeit (Abb. <text:span text:style-name="T3">4</text:span> blaue Linie) und statischem Ziel zeigt jedoch, dass unter diesen Bedingungen das Ziel im ersten Anflug verpasst wird und ein erneuter Anflug nötig wird. Nur die rote Flugbahn in Abbildung <text:span text:style-name="T3">4</text:span> würde beim ersten Anlauf das Ziel erreichen. Folglich ist das Spiegeln des Geschwindigkeitsvektors nicht ausreichend. Eine dritte Steuerungsmethode (Methode C) verbessert die Flugbahn der Rakete entsprechend. Um dies zu erreichen, wird die Berechnung des Beschleunigungsvektors zur Steuerung der Rakete auf zwei Achsen aufgeteilt, der Geschwindigkeits- und der Steuerachse. Die Geschwindigkeitsachse beeinflusst die <text:soft-page-break/>Geschwindigkeit relativ zum Ziel und ist immer auf das Ziel ausgerichtet. Sie steht als Senkrechte auf der Steuerachse und definiert damit die Ebene, in der die Steuerachse liegt. Somit gibt es keine gegenseitige Beeinflussung von Geschwindigkeits- und Steuerachse. Die Steuerachse ist nicht definiert, wenn die Geschwindigkeit ein Nullvektor ist. </text:p>
      <text:p text:style-name="P2"/>
      <text:p text:style-name="P2">Die Werte der Geschwindigkeitsachse und der Steuerachse in Methode C berechnen sich wie im Folgenden erläutert. Der Wert und die Richtung der Steuerachse ergeben sich durch den gespiegelten Geschwindigkeitsvektor aus Methode B<text:span text:style-name="T3">(Abb. 5, roter Pfeil)</text:span>, projiziert auf die Ebene der Steuerachse<text:span text:style-name="T3">(Abb. 5 schwarz)</text:span>. Zur Berech<text:span text:style-name="T1">n</text:span>ung des Wertes der Geschwindigkeitsachse werden zwei Werte zu Grunde gelegt: Ein Minimalwert für die relative Geschwindigkeit zwischen Rakete und Ziel (relative Minimalgeschwindigkeit) und ein Maximalwert für die kürzeste Zeit bis zur Kollision bei konstanter Geschwindigkeit (maximale Kollisionszeit). Die kürzeste Zeit bis zur Kollision bei konstanter Geschwindigkeit berechnet sich durch die Geschwindigkeit der Rakete relativ zum Ziel projiziert auf die Richtung zum Ziel dividiert durch die Distanz zum Ziel. Der Wert auf der Geschwindigkeitsachse ist entweder plus-Eins oder minus-Eins. Wenn die relative Minimalgeschwindigkeit unterschritten oder die maximale Kollisionszeit überschritten ist, ist der Wert der Geschwindigkeitsachse plus-Eins. In diesem Fall würde die Rakete zum Ziel beschleunigen. In jedem anderen Fall ist der Wert der Geschwindigkeitsachse minus-Eins und die Rakete bremst ab. Diese Geschwindigkeitsbegrenzung ist nötig, da zu grosse Geschwindigkeiten eine sehr präzise Steuerung benötigen und empfindlich auf Ausweichmanöver reagieren. Bei den Steuerungsmethoden A und B war weder Präzision noch tiefe Geschwindigkeit bei grossen Distanzen vorhanden. In Methode C wird ein dritter Wert definiert, um der Steuerachse volle Kontrolle über die Rakete kurz vor dem Zusammenstoss zu geben: Beim Unterschreiten einer bestimmten Zeit bis zur Kollision wird der Wert der Geschwindigkeitsachse auf Null gesetzt. </text:p>
      <text:p text:style-name="P2"/>
      <text:p text:style-name="P2">Nun gibt es verschiedene Arten, die zwei Achsen zu gewichten. Die einfachste Art ist, der Steuerachse Priorität zu geben. Dabei wird der Schub berechnet, welcher nötig ist, um den bestehenden Geschwindigkeitsvektor zu verschieben. Dabei soll der neue Geschwindigkeitsvektor der Summe des alten Geschwind<text:span text:style-name="T1">ig</text:span>keit<text:span text:style-name="T1">s</text:span>vektors und des Vektors der Steuerachse entsprechen. Hier ist von Schub statt Schubkraft die Rede, da das Spiel in kleinsten Zeitschritten simuliert wird. Der Schub bestimmt sich aus der Schubkraft multipliziert mit der Dauer der kleinsten Zeiteinheiten. Nun wird die Gewichtung der Steuerachse als Bruchteil des benötigten Schubs durch den verfügbaren Schub bestimmt. Beide Achsen addiert ergeben den gewünschten Schubkraftvektor<text:span text:style-name="T3">(Abb. 5, grün)</text:span>, nach welchem die Rakete ausgerichtet wird. Eine andere Art zur Gewichtung der Achsen besteht daraus, zwei P(ID)-Regler zu verwenden. Ein P(ID)-Regler nimmt entweder die Differenz zwischen der relativen Geschwindigkeit der Rakete zum Ziel und der relativen Minimalgeschwindigkeit oder die Differenz zwischen der aktuellen Zeit bis zur Kollision und der maximalen Kollisionszeit. Dabei wird diejenige Differenz gewählt, welche sich nicht in den vorgegebenen Definitionen befindet. Der zweite P(ID)-Regler verwendet die Abweichung des Geschwindigkeitsvektors zum Zielvektor in Winkelgraden. Beide Arten der Gewichtung funktionieren vergleichbar gut. In der Simulation in Abbildung <text:span text:style-name="T3">4</text:span> sieht man an der roten Linie das gute Verhalten der nach Methode C gesteuerten Rakete. </text:p>
      <text:p text:style-name="P2"/>
      <text:p text:style-name="P2">Eine neue Simulation verwendet ein Fallbeispiel, bei dem das Ziel nicht statisch ist, sondern sich vielmehr schnell von links nach rechts bewegt (Abbildung <text:span text:style-name="T3">6</text:span>). <text:span text:style-name="T2">Zur besseren Sichtbarkeit ist die Abbildung um den Faktor 0.5 in der Breite gestaucht.</text:span> Blau zeigt erneut die Raketensteuerung nach Methode B. Diese Rakete legt weite Distanzen zurück, ohne das Ziel je zu erreichen. Grün repräsentiert eine nach Methode C gesteuerte Rakete. Bei dem sich jetzt bewegenden Ziel reagiert diese Rakete zu spät und muss umkehren, um das Ziel zu treffen. </text:p>
      <text:p text:style-name="P2"/>
      <text:p text:style-name="P1">Um wie die rote Rakete in Abbildung <text:span text:style-name="T3">6</text:span> geradlinig auf den Kollisionspunkt zufliegen zu können, muss die Bewegung des Ziels vorausberechnet werden. Dabei wird die kürzeste Zeit bis zum <text:soft-page-break/>Zusammenstoss bei konstanter Geschwindigkeit, wie oben bereits definiert, verwendet um die erwartete Position des Ziels zu berechnen. Methode D funktioniert wie Methode C, ausser dass die berechnete zu erwartende Position des Zieles anstelle der aktuellen Position des Ziels verwendet wird. Meistens reicht es, die aktuelle Geschwindigkeit des Ziels zur Berechnung der zu erwartenden Zielposition zu verwenden. Diese Raketensteuerung wird im Spiel verwendet, ist jedoch noch fern von optimal. Zum Beispiel könnte man zusätzlich zur Geschwindigkeit des Ziels dessen Beschleunigung <text:span text:style-name="T1">und deren Ableitung</text:span> verwenden. Bei grösseren Distanzen wäre es sinnvoll, bewährte Manöver wie Hohmann- und Bi-Elliptischer-Transfer zu verwenden, um den Zielorbit zu erreich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16:47:16.833000000</meta:creation-date>
    <meta:generator>LibreOffice/4.1.4.2$Windows_x86 LibreOffice_project/0a0440ccc0227ad9829de5f46be37cfb6edcf72</meta:generator>
    <dc:date>2014-10-12T23:49:07.611000000</dc:date>
    <meta:editing-duration>PT8H29M42S</meta:editing-duration>
    <meta:editing-cycles>18</meta:editing-cycles>
    <meta:document-statistic meta:table-count="0" meta:image-count="0" meta:object-count="0" meta:page-count="3" meta:paragraph-count="10" meta:word-count="1247" meta:character-count="9073" meta:non-whitespace-character-count="7829"/>
  </office:meta>
</office:document-meta>
</file>